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646000">
            <text:p>69,64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2901000">
            <text:p>62,90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665000">
            <text:p>108,66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633000">
            <text:p>52,633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8560000">
            <text:p>58,5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55:23</dc:date>
    <dc:creator>Ben Miller</dc:creator>
    <meta:editing-duration>P79DT2H17M33S</meta:editing-duration>
    <meta:editing-cycles>220</meta:editing-cycles>
    <meta:document-statistic meta:table-count="11" meta:cell-count="2517" meta:object-count="0"/>
    <meta:user-defined meta:name=""/>
  </office:meta>
</office:document-meta>
</file>